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d8e0e6" officeooo:paragraph-rsid="00d8e0e6"/>
    </style:style>
    <style:style style:name="P2" style:family="paragraph" style:parent-style-name="Standard">
      <style:text-properties fo:font-weight="normal" officeooo:rsid="00d8e0e6" officeooo:paragraph-rsid="00d8e0e6" style:font-weight-asian="normal" style:font-weight-complex="normal"/>
    </style:style>
    <style:style style:name="P3" style:family="paragraph" style:parent-style-name="Standard">
      <style:text-properties fo:color="#808080" loext:opacity="100%"/>
    </style:style>
    <style:style style:name="P4" style:family="paragraph" style:parent-style-name="Standard">
      <style:text-properties fo:color="#000000" loext:opacity="100%" fo:font-size="12pt" fo:font-weight="normal" officeooo:rsid="0044ab1e" officeooo:paragraph-rsid="004aac91" fo:background-color="transparent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color="#000000" loext:opacity="100%" fo:font-size="14pt" fo:font-weight="normal" officeooo:rsid="00e3fad5" officeooo:paragraph-rsid="00e3fad5" fo:background-color="transparent" style:font-size-asian="14pt" style:font-weight-asian="normal" style:font-size-complex="14pt" style:font-weight-complex="normal"/>
    </style:style>
    <style:style style:name="P6" style:family="paragraph" style:parent-style-name="Preformatted_20_Text">
      <style:text-properties fo:color="#000000" loext:opacity="100%" fo:font-size="12pt" fo:font-weight="normal" officeooo:rsid="0044ab1e" officeooo:paragraph-rsid="00e0ae7a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weight="normal" officeooo:rsid="00d8e0e6" officeooo:paragraph-rsid="00d8e0e6" style:font-weight-asian="normal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44ab1e" officeooo:paragraph-rsid="00d8e0e6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44ab1e" officeooo:paragraph-rsid="00e0ae7a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44ab1e" officeooo:paragraph-rsid="00e2f7b5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0e3fad5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c9211e" loext:opacity="100%" fo:font-size="14pt" fo:font-weight="normal" officeooo:rsid="00e3fad5" officeooo:paragraph-rsid="00e3fad5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e0ae7a"/>
    </style:style>
    <style:style style:name="T4" style:family="text">
      <style:text-properties officeooo:rsid="00e13a68"/>
    </style:style>
    <style:style style:name="T5" style:family="text">
      <style:text-properties officeooo:rsid="00e2f7b5"/>
    </style:style>
    <style:style style:name="T6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a xlink:type="simple" xlink:href="https://stackoverflow.com/questions/62673115/darknet-model-to-onnx" text:style-name="Internet_20_link" text:visited-style-name="Visited_20_Internet_20_Link">https://stackoverflow.com/questions/62673115/darknet-model-to-onnx</text:a></text:p>
      <text:p text:style-name="P9">Check this GitHub repo: </text:p>
      <text:p text:style-name="P9"><text:a xlink:type="simple" xlink:href="https://github.com/Tianxiaomo/pytorch-YOLOv4" text:style-name="Internet_20_link" text:visited-style-name="Visited_20_Internet_20_Link">https://github.com/Tianxiaomo/pytorch-YOLOv4</text:a></text:p>
      <text:p text:style-name="P9"/>
      <text:p text:style-name="P6">(base) user@userevgeny:~$ conda activate yolo<text:span text:style-name="T3">5</text:span></text:p>
      <text:p text:style-name="P6">(yolo5) user@userevgeny:~$ pip install onnxruntime</text:p>
      <text:p text:style-name="P6">(yolo5) user@userevgeny:<text:span text:style-name="T4">cd </text:span>/WORK/Github/sublime_tests/Current/openCL_yolo/ </text:p>
      <text:p text:style-name="P6">(yolo5) user@userevgeny:~/WORK/Github/sublime_tests/Current/openCL_yolo$ <text:span text:style-name="T5">\</text:span></text:p>
      <text:p text:style-name="P10">python demo_darknet2onnx.py </text:p>
      <text:p text:style-name="P8">Running the demo_darknet2onnx.py script you'll be able to generate the ONNX model from the .cfg and .weights darknet files.</text:p>
      <text:p text:style-name="P8">Usage example:</text:p>
      <text:p text:style-name="P8">python demo_darknet2onnx.py &lt;cfgFile&gt; &lt;weightFile&gt; &lt;imageFile&gt; &lt;batchSize&gt; </text:p>
      <text:p text:style-name="P12">Неудача</text:p>
      <text:p text:style-name="P12"/>
      <text:p text:style-name="P12"><text:a xlink:type="simple" xlink:href="https://www.ai4prod.ai/docs/tutorial/yolov3/part-2-convert-darknet-to-onnx/" text:style-name="Internet_20_link" text:visited-style-name="Visited_20_Internet_20_Link">https://www.ai4prod.ai/docs/tutorial/yolov3/part-2-convert-darknet-to-onnx/</text:a></text:p>
      <text:p text:style-name="P12"/>
      <text:p text:style-name="P11">1 First of all you need to install all dependencies.</text:p>
      <text:p text:style-name="P11">We need python 3.8.3 to get pytorch and onnx working together without much pain. We use conda python 3.8 to create our environment</text:p>
      <text:p text:style-name="P5"><text:span text:style-name="Source_20_Text">pip install --upgrade pip==20.3.3</text:span></text:p>
      <text:p text:style-name="P5"><text:span text:style-name="Source_20_Text">(base) $ <text:s/>pip install torch==1.6.0+cu101 torchvision==0.7.0+cu101 -f https://download.pytorch.org/whl/torch_stable.html</text:span></text:p>
      <text:p text:style-name="P5"><text:span text:style-name="Source_20_Text"><text:span text:style-name="T6">Неудача</text:span>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20T13:17:50.425438176</dc:date>
    <meta:editing-duration>P1DT27M6S</meta:editing-duration>
    <meta:editing-cycles>159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00" meta:character-count="1042" meta:non-whitespace-character-count="956"/>
  </office:meta>
</office:document-meta>
</file>